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BORROVIC, PED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05223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SPINOZA BORROVIC, PED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05223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LMACEN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93884</text:p>
          </table:table-cell>
          <table:table-cell table:style-name="Tabla2.A2" office:value-type="string">
            <text:p text:style-name="P9">4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BLANCA JUAREZ</text:p>
          </table:table-cell>
          <table:table-cell table:style-name="Tabla3.A2" office:value-type="string">
            <text:p text:style-name="P21">CRIOLL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46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